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variant="normal" fo:text-transform="none" fo:color="#222222" style:font-name="Times New Roman" fo:letter-spacing="normal"/>
    </style:style>
    <style:style style:name="T26" style:family="text">
      <style:text-properties fo:font-variant="normal" fo:text-transform="none" fo:color="#222222" style:font-name="Times New Roman" fo:font-size="14pt" fo:letter-spacing="normal" style:font-size-asian="14pt" style:font-size-complex="14pt"/>
    </style:style>
    <style:style style:name="T27"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8" style:family="text">
      <style:text-properties style:font-name="Times New Roman" fo:font-size="14pt" style:font-size-asian="14pt" style:font-size-complex="14pt"/>
    </style:style>
    <style:style style:name="T29" style:family="text">
      <style:text-properties fo:font-size="12pt"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2723869918892910"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34518496596963656"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898906452571953602"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057668092591160433"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681660510782674294"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714399303105694183"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14733405368440392"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313975573098384323"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3720303" text:continue-list="list8714733405368440392"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53702076962323444"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3701339"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371426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3706805"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3724105"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3699380"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4">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5">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5">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5">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6">Fri Jan 15, 2021 </text:span><text:span text:style-name="T27">4 miles</text:span><text:span text:style-name="T26"> on a very hilly course, more hills than yesterday</text:span></text:p>
      <text:p text:style-name="P89">Time: 48:03, Pace: 12:01, Ave Heart Rate: 131 bpm, Sum of Ascents: 480 feet</text:p>
      <text:p text:style-name="P88"><text:span text:style-name="T2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9">Tues April 6, 2021 </text:span><text:span text:style-name="T30">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227158585922694263"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314467270425326930"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402381764741399810"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3705601"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8583382291005646"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81707579651126626"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1">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10"><text:span text:style-name="T2"/></text:p>
      <text:p text:style-name="P10"><text:span text:style-name="T2">Mon <text:s/>April 25, 2022</text:span> 2 miles with Joe O'Brien, the same as 2 days ago</text:p>
      <text:p text:style-name="P10">Run:<text:span text:style-name="T2"> 2miles on a loop including Odin (the market) in 9:37/mile</text:span></text:p>
      <text:p text:style-name="P10"><text:span text:style-name="T2"/></text:p>
      <text:p text:style-name="P10"><text:span text:style-name="T2">Tues April 26, 2022</text:span> 2 miles </text:p>
      <text:p text:style-name="P10">Run: <text:span text:style-name="T2">2miles</text:span> <text:span text:style-name="T2">on road and bike path in 9:54/mile</text:span></text:p>
      <text:p text:style-name="P10"><text:span text:style-name="T2"/></text:p>
      <text:p text:style-name="P23"><text:span text:style-name="T2"><text:s/></text:span></text:p>
      <text:p text:style-name="P10"/>
      <text:p text:style-name="P10"/>
      <text:p text:style-name="P10"/>
      <text:p text:style-name="P10"/>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668159117413855269"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27T03:47:26.09</dc:date>
    <dc:creator>James Lombardi</dc:creator>
    <meta:editing-duration>P12DT17H39M21S</meta:editing-duration>
    <meta:editing-cycles>1111</meta:editing-cycles>
    <meta:generator>OpenOffice/4.1.2$Win32 OpenOffice.org_project/412m3$Build-9782</meta:generator>
    <meta:document-statistic meta:table-count="0" meta:image-count="9" meta:object-count="0" meta:page-count="121" meta:paragraph-count="3408" meta:word-count="37359" meta:character-count="190967"/>
  </office:meta>
</office:document-meta>
</file>